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.A3" style:family="table-cell">
      <style:table-cell-properties fo:padding="0.097cm" fo:border-left="0.05pt solid #000000" fo:border-right="none" fo:border-top="none" fo:border-bottom="0.05pt solid #000000"/>
    </style:style>
    <style:style style:name="historique.B3" style:family="table-cell">
      <style:table-cell-properties fo:padding="0.097cm" fo:border-left="0.05pt solid #000000" fo:border-right="none" fo:border-top="none" fo:border-bottom="0.05pt solid #000000"/>
    </style:style>
    <style:style style:name="historique.C3" style:family="table-cell">
      <style:table-cell-properties fo:padding="0.097cm" fo:border-left="0.05pt solid #000000" fo:border-right="none" fo:border-top="none" fo:border-bottom="0.05pt solid #000000"/>
    </style:style>
    <style:style style:name="historique.D3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.A4" style:family="table-cell">
      <style:table-cell-properties fo:padding="0.097cm" fo:border-left="0.05pt solid #000000" fo:border-right="none" fo:border-top="none" fo:border-bottom="0.05pt solid #000000"/>
    </style:style>
    <style:style style:name="historique.B4" style:family="table-cell">
      <style:table-cell-properties fo:padding="0.097cm" fo:border-left="0.05pt solid #000000" fo:border-right="none" fo:border-top="none" fo:border-bottom="0.05pt solid #000000"/>
    </style:style>
    <style:style style:name="historique.C4" style:family="table-cell">
      <style:table-cell-properties fo:padding="0.097cm" fo:border-left="0.05pt solid #000000" fo:border-right="none" fo:border-top="none" fo:border-bottom="0.05pt solid #000000"/>
    </style:style>
    <style:style style:name="historique.D4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.A5" style:family="table-cell">
      <style:table-cell-properties fo:padding="0.097cm" fo:border-left="0.05pt solid #000000" fo:border-right="none" fo:border-top="none" fo:border-bottom="0.05pt solid #000000"/>
    </style:style>
    <style:style style:name="historique.B5" style:family="table-cell">
      <style:table-cell-properties fo:padding="0.097cm" fo:border-left="0.05pt solid #000000" fo:border-right="none" fo:border-top="none" fo:border-bottom="0.05pt solid #000000"/>
    </style:style>
    <style:style style:name="historique.C5" style:family="table-cell" style:data-style-name="N36">
      <style:table-cell-properties fo:padding="0.097cm" fo:border-left="0.05pt solid #000000" fo:border-right="none" fo:border-top="none" fo:border-bottom="0.05pt solid #000000"/>
    </style:style>
    <style:style style:name="historique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 style:master-page-name="Landscape">
      <style:table-properties style:width="25.555cm" style:page-number="auto" fo:break-before="page" table:align="left"/>
    </style:style>
    <style:style style:name="Tableau1.A" style:family="table-column">
      <style:table-column-properties style:column-width="2.459cm"/>
    </style:style>
    <style:style style:name="Tableau1.B" style:family="table-column">
      <style:table-column-properties style:column-width="2.873cm"/>
    </style:style>
    <style:style style:name="Tableau1.C" style:family="table-column">
      <style:table-column-properties style:column-width="2.484cm"/>
    </style:style>
    <style:style style:name="Tableau1.D" style:family="table-column">
      <style:table-column-properties style:column-width="2.605cm"/>
    </style:style>
    <style:style style:name="Tableau1.E" style:family="table-column">
      <style:table-column-properties style:column-width="2.768cm"/>
    </style:style>
    <style:style style:name="Tableau1.F" style:family="table-column">
      <style:table-column-properties style:column-width="4.314cm"/>
    </style:style>
    <style:style style:name="Tableau1.G" style:family="table-column">
      <style:table-column-properties style:column-width="3.196cm"/>
    </style:style>
    <style:style style:name="Tableau1.H" style:family="table-column">
      <style:table-column-properties style:column-width="4.856cm"/>
    </style:style>
    <style:style style:name="Tableau1.1" style:family="table-row">
      <style:table-row-properties style:min-row-height="1.2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1.111cm"/>
    </style:style>
    <style:style style:name="P1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able_20_Contents">
      <style:text-properties style:font-name-asian="Cambria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Table_20_Contents">
      <style:text-properties officeooo:paragraph-rsid="001a4248"/>
    </style:style>
    <style:style style:name="P5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96fbb"/>
    </style:style>
    <style:style style:name="T2" style:family="text">
      <style:text-properties officeooo:rsid="00045c0b"/>
    </style:style>
    <style:style style:name="T3" style:family="text">
      <style:text-properties officeooo:rsid="0006345e"/>
    </style:style>
    <style:style style:name="T4" style:family="text">
      <style:text-properties officeooo:rsid="0009c581"/>
    </style:style>
    <style:style style:name="T5" style:family="text">
      <style:text-properties officeooo:rsid="000b7d59"/>
    </style:style>
    <style:style style:name="T6" style:family="text">
      <style:text-properties officeooo:rsid="000f77be"/>
    </style:style>
    <style:style style:name="T7" style:family="text">
      <style:text-properties officeooo:rsid="001028d7"/>
    </style:style>
    <style:style style:name="T8" style:family="text">
      <style:text-properties officeooo:rsid="0010c6f6"/>
    </style:style>
    <style:style style:name="T9" style:family="text">
      <style:text-properties officeooo:rsid="001496c9"/>
    </style:style>
    <style:style style:name="T10" style:family="text">
      <style:text-properties officeooo:rsid="00170d8e"/>
    </style:style>
    <style:style style:name="T11" style:family="text">
      <style:text-properties officeooo:rsid="0017303f"/>
    </style:style>
    <style:style style:name="T12" style:family="text">
      <style:text-properties officeooo:rsid="00184530"/>
    </style:style>
    <style:style style:name="T13" style:family="text">
      <style:text-properties officeooo:rsid="00195ce3"/>
    </style:style>
    <style:style style:name="T14" style:family="text">
      <style:text-properties officeooo:rsid="001a54a2"/>
    </style:style>
    <style:style style:name="T15" style:family="text">
      <style:text-properties officeooo:rsid="001cbb09"/>
    </style:style>
    <style:style style:name="T16" style:family="text">
      <style:text-properties officeooo:rsid="001ec4ff"/>
    </style:style>
    <style:style style:name="T17" style:family="text">
      <style:text-properties officeooo:rsid="001ff2af"/>
    </style:style>
    <style:style style:name="T18" style:family="text">
      <style:text-properties officeooo:rsid="001a4248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h text:style-name="P5" text:outline-level="1">FICHE D'ITERATION <text:span text:style-name="T2">2</text:span> – <text:span text:style-name="T3">6</text:span>/1<text:span text:style-name="T3">1</text:span></text:h>
      <text:p text:style-name="Standard"/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B3" office:value-type="string">
            <text:p text:style-name="P2">GUIEU Christophe</text:p>
          </table:table-cell>
          <table:table-cell table:style-name="Auteurs.B3" office:value-type="string">
            <text:p text:style-name="P2">BEN NASR Riadh</text:p>
            <text:p text:style-name="P2">MIRETTI Yoan</text:p>
            <text:p text:style-name="P2">PLONG Michael</text:p>
            <text:p text:style-name="P2">RASOLO Guillaume</text:p>
            <text:p text:style-name="P2">BATTISTA Yann</text:p>
          </table:table-cell>
          <table:table-cell table:style-name="Auteurs.C3" office:value-type="string">
            <text:p text:style-name="Table_20_Contents">M. <text:span text:style-name="T1">Novelli</text:span></text:p>
          </table:table-cell>
        </table:table-row>
        <table:table-row>
          <table:table-cell table:style-name="Auteurs.B3" office:value-type="string">
            <text:p text:style-name="Table_20_Contents">Rédigé le :<text:span text:style-name="T13">0</text:span><text:span text:style-name="T15">7</text:span>/1<text:span text:style-name="T4">1/</text:span><text:span text:style-name="T15">2013</text:span></text:p>
          </table:table-cell>
          <table:table-cell table:style-name="Auteurs.B3" office:value-type="string">
            <text:p text:style-name="Table_20_Contents">Approuvé le :07/11/2013</text:p>
          </table:table-cell>
          <table:table-cell table:style-name="Auteurs.C3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Table_20_Contents">Interne</text:p>
          </table:table-cell>
        </table:table-row>
        <table:table-row>
          <table:table-cell table:style-name="Diffusion.A3" office:value-type="string">
            <text:p text:style-name="Table_20_Contents">A</text:p>
          </table:table-cell>
          <table:table-cell table:style-name="Diffusion.B3" office:value-type="string">
            <text:p text:style-name="Table_20_Contents">M. Novelli</text:p>
          </table:table-cell>
        </table:table-row>
        <table:table-row>
          <table:table-cell table:style-name="Diffusion.A3" office:value-type="string">
            <text:p text:style-name="Table_20_Contents">Copies à :</text:p>
          </table:table-cell>
          <table:table-cell table:style-name="Diffusion.B3" office:value-type="string">
            <text:p text:style-name="P2">BEN NASR Riadh</text:p>
            <text:p text:style-name="P2">GUIEU Christophe</text:p>
            <text:p text:style-name="P2">MIRETTI Yoan</text:p>
            <text:p text:style-name="P2">PLONG Michael</text:p>
            <text:p text:style-name="P2">RASOLO Guillaume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A2" office:value-type="date" office:date-value="2000-01-01">
            <text:p text:style-name="Table_20_Contents">01/01/00</text:p>
          </table:table-cell>
          <table:table-cell table:style-name="historique.B5" office:value-type="string">
            <text:p text:style-name="P2">BATTISTA Yann</text:p>
          </table:table-cell>
          <table:table-cell table:style-name="historique.B5" office:value-type="string">
            <text:p text:style-name="Table_20_Contents"><text:span text:style-name="T12">0</text:span>4/11/<text:span text:style-name="T16">2013</text:span></text:p>
          </table:table-cell>
          <table:table-cell table:style-name="historique.D5" office:value-type="string">
            <text:p text:style-name="Table_20_Contents">Création du document</text:p>
          </table:table-cell>
        </table:table-row>
        <table:table-row>
          <table:table-cell table:style-name="historique.B5" office:value-type="string">
            <text:p text:style-name="Table_20_Contents">2.0</text:p>
          </table:table-cell>
          <table:table-cell table:style-name="historique.B5" office:value-type="string">
            <text:p text:style-name="P2">GUIEU Christophe</text:p>
          </table:table-cell>
          <table:table-cell table:style-name="historique.B5" office:value-type="string">
            <text:p text:style-name="Table_20_Contents"><text:span text:style-name="T12">0</text:span><text:span text:style-name="T11">6/11/</text:span><text:span text:style-name="T16">2013</text:span></text:p>
          </table:table-cell>
          <table:table-cell table:style-name="historique.D5" office:value-type="string">
            <text:p text:style-name="Table_20_Contents">Ajout des noms</text:p>
          </table:table-cell>
        </table:table-row>
        <table:table-row>
          <table:table-cell table:style-name="historique.B5" office:value-type="string">
            <text:p text:style-name="Table_20_Contents">2.1</text:p>
          </table:table-cell>
          <table:table-cell table:style-name="historique.B5" office:value-type="string">
            <text:p text:style-name="P2">GUIEU Christophe</text:p>
          </table:table-cell>
          <table:table-cell table:style-name="historique.B5" office:value-type="string">
            <text:p text:style-name="Table_20_Contents">09/11/2013</text:p>
          </table:table-cell>
          <table:table-cell table:style-name="historique.D5" office:value-type="string">
            <text:p text:style-name="Table_20_Contents">Modification dates</text:p>
          </table:table-cell>
        </table:table-row>
        <table:table-row>
          <table:table-cell table:style-name="historique.B5" office:value-type="string">
            <text:p text:style-name="Table_20_Contents">2.2</text:p>
            <text:p text:style-name="Table_20_Contents"/>
            <text:p text:style-name="Table_20_Contents"/>
          </table:table-cell>
          <table:table-cell table:style-name="historique.B5" office:value-type="string">
            <text:p text:style-name="P2">PLONG Michael</text:p>
          </table:table-cell>
          <table:table-cell table:style-name="historique.C5" office:value-type="date" office:date-value="2013-11-09">
            <text:p text:style-name="Table_20_Contents">09/11/2013</text:p>
          </table:table-cell>
          <table:table-cell table:style-name="historique.D5" office:value-type="string">
            <text:p text:style-name="Table_20_Contents">Suppression remplissage tableau de bord + correction des fautes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1">Acteur</text:p>
          </table:table-cell>
          <table:table-cell table:style-name="Tableau1.A1" office:value-type="string">
            <text:p text:style-name="P1">Activité</text:p>
          </table:table-cell>
          <table:table-cell table:style-name="Tableau1.A1" office:value-type="string">
            <text:p text:style-name="P1">Date de départ</text:p>
          </table:table-cell>
          <table:table-cell table:style-name="Tableau1.A1" office:value-type="string">
            <text:p text:style-name="P1">Date de fin prévu</text:p>
          </table:table-cell>
          <table:table-cell table:style-name="Tableau1.A1" office:value-type="string">
            <text:p text:style-name="P1">Date de fin</text:p>
            <text:p text:style-name="P1">réelle</text:p>
          </table:table-cell>
          <table:table-cell table:style-name="Tableau1.A1" office:value-type="string">
            <text:p text:style-name="P1">Validateurs</text:p>
          </table:table-cell>
          <table:table-cell table:style-name="Tableau1.A1" office:value-type="string">
            <text:p text:style-name="P1">Date de validation</text:p>
          </table:table-cell>
          <table:table-cell table:style-name="Tableau1.H1" office:value-type="string">
            <text:p text:style-name="P1">Bilan</text:p>
          </table:table-cell>
        </table:table-row>
        <table:table-row>
          <table:table-cell table:style-name="Tableau1.A2" office:value-type="string">
            <text:p text:style-name="Table_20_Contents">GUIEU</text:p>
          </table:table-cell>
          <table:table-cell table:style-name="Tableau1.A2" office:value-type="string">
            <text:p text:style-name="Table_20_Contents">Compte rendu interne</text:p>
          </table:table-cell>
          <table:table-cell table:style-name="Tableau1.A2" office:value-type="string">
            <text:p text:style-name="Table_20_Contents"><text:span text:style-name="T11">0</text:span>6/11/<text:span text:style-name="T16">2013</text:span></text:p>
          </table:table-cell>
          <table:table-cell table:style-name="Tableau1.A2" office:value-type="string">
            <text:p text:style-name="Table_20_Contents">0<text:span text:style-name="T14">6</text:span>/11/<text:span text:style-name="T16">2013</text:span></text:p>
          </table:table-cell>
          <table:table-cell table:style-name="Tableau1.A2" office:value-type="string">
            <text:p text:style-name="P4"><text:span text:style-name="T18">07/11/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RASOLO</text:p>
          </table:table-cell>
          <table:table-cell table:style-name="Tableau1.A2" office:value-type="string">
            <text:p text:style-name="Table_20_Contents">Compte rendu externe</text:p>
          </table:table-cell>
          <table:table-cell table:style-name="Tableau1.A2" office:value-type="string">
            <text:p text:style-name="Table_20_Contents"><text:span text:style-name="T11">0</text:span>6/11/<text:span text:style-name="T16">2013</text:span></text:p>
          </table:table-cell>
          <table:table-cell table:style-name="Tableau1.A2" office:value-type="string">
            <text:p text:style-name="Table_20_Contents"><text:span text:style-name="T11">0</text:span><text:span text:style-name="T14">6</text:span>/11/<text:span text:style-name="T16">2013</text:span></text:p>
          </table:table-cell>
          <table:table-cell table:style-name="Tableau1.A2" office:value-type="string">
            <text:p text:style-name="P4"><text:span text:style-name="T18">07/11/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BEN NASR</text:p>
          </table:table-cell>
          <table:table-cell table:style-name="Tableau1.A2" office:value-type="string">
            <text:p text:style-name="Table_20_Contents">Fiche itération <text:span text:style-name="T5">3 </text:span>prévisionnelle</text:p>
          </table:table-cell>
          <table:table-cell table:style-name="Tableau1.A2" office:value-type="string">
            <text:p text:style-name="Table_20_Contents">1<text:span text:style-name="T14">2</text:span>/11/<text:span text:style-name="T16">2013</text:span></text:p>
          </table:table-cell>
          <table:table-cell table:style-name="Tableau1.A2" office:value-type="string">
            <text:p text:style-name="Table_20_Contents">12/11/<text:span text:style-name="T16">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<text:span text:style-name="T18">GUIEU</text:span></text:p>
          </table:table-cell>
          <table:table-cell table:style-name="Tableau1.A2" office:value-type="string">
            <text:p text:style-name="P4"><text:span text:style-name="T18">Diagramme d'utilisation général</text:span></text:p>
          </table:table-cell>
          <table:table-cell table:style-name="Tableau1.A2" office:value-type="string">
            <text:p text:style-name="P4"><text:span text:style-name="T18">11/11/2013</text:span></text:p>
          </table:table-cell>
          <table:table-cell table:style-name="Tableau1.A2" office:value-type="string">
            <text:p text:style-name="P4"><text:span text:style-name="T18">11/11/2013</text:span></text:p>
          </table:table-cell>
          <table:table-cell table:style-name="Tableau1.A2" office:value-type="string">
            <text:p text:style-name="P4"><text:span text:style-name="T18">11/11/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P4"><text:span text:style-name="T18">Rajouté</text:span></text:p>
          </table:table-cell>
        </table:table-row>
        <table:table-row>
          <table:table-cell table:style-name="Tableau1.A2" office:value-type="string">
            <text:p text:style-name="Table_20_Contents">PLONG</text:p>
          </table:table-cell>
          <table:table-cell table:style-name="Tableau1.A2" office:value-type="string">
            <text:p text:style-name="Table_20_Contents">Diagramme cas d'utilisation 'Déplacement du héros'</text:p>
          </table:table-cell>
          <table:table-cell table:style-name="Tableau1.A2" office:value-type="string">
            <text:p text:style-name="Table_20_Contents"><text:span text:style-name="T11">0</text:span>6/11/<text:span text:style-name="T16">2013</text:span></text:p>
          </table:table-cell>
          <table:table-cell table:style-name="Tableau1.A2" office:value-type="string">
            <text:p text:style-name="Table_20_Contents"><text:span text:style-name="T11">0</text:span>7/11/<text:span text:style-name="T16">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BEN NASR</text:p>
          </table:table-cell>
          <table:table-cell table:style-name="Tableau1.A2" office:value-type="string">
            <text:p text:style-name="Table_20_Contents">Diagramme de séquence</text:p>
          </table:table-cell>
          <table:table-cell table:style-name="Tableau1.A2" office:value-type="string">
            <text:p text:style-name="Table_20_Contents"><text:span text:style-name="T11">0</text:span>7/11/<text:span text:style-name="T16">2013</text:span></text:p>
          </table:table-cell>
          <table:table-cell table:style-name="Tableau1.A2" office:value-type="string">
            <text:p text:style-name="Table_20_Contents"><text:span text:style-name="T11">0</text:span>8/11/<text:span text:style-name="T16">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UIEU</text:p>
            <text:p text:style-name="Table_20_Contents">BATTISTA</text:p>
          </table:table-cell>
          <table:table-cell table:style-name="Tableau1.A2" office:value-type="string">
            <text:p text:style-name="Table_20_Contents">Diagramme de classes</text:p>
          </table:table-cell>
          <table:table-cell table:style-name="Tableau1.A2" office:value-type="string">
            <text:p text:style-name="Table_20_Contents"><text:span text:style-name="T11">0</text:span><text:span text:style-name="T14">8</text:span>/11/<text:span text:style-name="T16">2013</text:span></text:p>
          </table:table-cell>
          <table:table-cell table:style-name="Tableau1.A2" office:value-type="string">
            <text:p text:style-name="Table_20_Contents"><text:span text:style-name="T11">0</text:span>8/11/<text:span text:style-name="T16">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MIRETTI</text:p>
            <text:p text:style-name="Table_20_Contents">BEN NASR</text:p>
          </table:table-cell>
          <table:table-cell table:style-name="Tableau1.A2" office:value-type="string">
            <text:p text:style-name="Table_20_Contents">Création du niveau de jeu</text:p>
          </table:table-cell>
          <table:table-cell table:style-name="Tableau1.A2" office:value-type="string">
            <text:p text:style-name="Table_20_Contents"><text:span text:style-name="T11">0</text:span>8/11/<text:span text:style-name="T16">2013</text:span></text:p>
          </table:table-cell>
          <table:table-cell table:style-name="Tableau1.A2" office:value-type="string">
            <text:p text:style-name="Table_20_Contents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RASOLO</text:p>
          </table:table-cell>
          <table:table-cell table:style-name="Tableau1.A2" office:value-type="string">
            <text:p text:style-name="Table_20_Contents"><text:span text:style-name="T6">Implémentation des </text:span><text:span text:style-name="T6">déplacements des personnage</text:span><text:span text:style-name="T6">s</text:span></text:p>
          </table:table-cell>
          <table:table-cell table:style-name="Tableau1.A2" office:value-type="string">
            <text:p text:style-name="Table_20_Contents"><text:span text:style-name="T11">0</text:span>8/11/<text:span text:style-name="T16">2013</text:span></text:p>
          </table:table-cell>
          <table:table-cell table:style-name="Tableau1.A2" office:value-type="string">
            <text:p text:style-name="Table_20_Contents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BATTISTA</text:p>
            <text:p text:style-name="Table_20_Contents">BEN NASR</text:p>
          </table:table-cell>
          <table:table-cell table:style-name="Tableau1.A2" office:value-type="string">
            <text:p text:style-name="Table_20_Contents">Gestion des collisions <text:soft-page-break/><text:span text:style-name="T9">environnement</text:span></text:p>
          </table:table-cell>
          <table:table-cell table:style-name="Tableau1.A2" office:value-type="string">
            <text:p text:style-name="Table_20_Contents"><text:span text:style-name="T14">08</text:span>/11/<text:span text:style-name="T16">2013</text:span></text:p>
          </table:table-cell>
          <table:table-cell table:style-name="Tableau1.A2" office:value-type="string">
            <text:p text:style-name="Table_20_Contents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MIRETTI</text:p>
            <text:p text:style-name="Table_20_Contents">PLONG</text:p>
          </table:table-cell>
          <table:table-cell table:style-name="Tableau1.A2" office:value-type="string">
            <text:p text:style-name="Table_20_Contents"><text:span text:style-name="T7">Prototype </text:span><text:span text:style-name="T7">technique </text:span><text:span text:style-name="T8">'S</text:span><text:span text:style-name="T7">auvegarde des données</text:span><text:span text:style-name="T8">'</text:span></text:p>
          </table:table-cell>
          <table:table-cell table:style-name="Tableau1.A2" office:value-type="string">
            <text:p text:style-name="Table_20_Contents"><text:span text:style-name="T11">0</text:span><text:span text:style-name="T10">6</text:span>/11/<text:span text:style-name="T16">2013</text:span></text:p>
          </table:table-cell>
          <table:table-cell table:style-name="Tableau1.A2" office:value-type="string">
            <text:p text:style-name="Table_20_Contents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UIEU</text:p>
            <text:p text:style-name="Table_20_Contents">MIRETTI</text:p>
          </table:table-cell>
          <table:table-cell table:style-name="Tableau1.A2" office:value-type="string">
            <text:p text:style-name="Table_20_Contents">Prototype technique</text:p>
            <text:p text:style-name="Table_20_Contents">'Réseau - sérialisation'</text:p>
          </table:table-cell>
          <table:table-cell table:style-name="Tableau1.A2" office:value-type="string">
            <text:p text:style-name="Table_20_Contents"><text:span text:style-name="T11">0</text:span><text:span text:style-name="T10">6/11/</text:span><text:span text:style-name="T16">2013</text:span></text:p>
          </table:table-cell>
          <table:table-cell table:style-name="Tableau1.A2" office:value-type="string">
            <text:p text:style-name="Table_20_Contents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 table:style-name="Tableau1.14">
          <table:table-cell table:style-name="Tableau1.A2" office:value-type="string">
            <text:p text:style-name="Table_20_Contents">RASOLO</text:p>
            <text:p text:style-name="Table_20_Contents">PLONG</text:p>
          </table:table-cell>
          <table:table-cell table:style-name="Tableau1.A2" office:value-type="string">
            <text:p text:style-name="Table_20_Contents"><text:span text:style-name="T6">Complétion</text:span> DAF</text:p>
          </table:table-cell>
          <table:table-cell table:style-name="Tableau1.A2" office:value-type="string">
            <text:p text:style-name="Table_20_Contents">12/11/2013</text:p>
          </table:table-cell>
          <table:table-cell table:style-name="Tableau1.A2" office:value-type="string">
            <text:p text:style-name="Table_20_Contents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PLONG</text:p>
          </table:table-cell>
          <table:table-cell table:style-name="Tableau1.A2" office:value-type="string">
            <text:p text:style-name="Table_20_Contents">Création liste globale des taches</text:p>
          </table:table-cell>
          <table:table-cell table:style-name="Tableau1.A2" office:value-type="string">
            <text:p text:style-name="Table_20_Contents"><text:span text:style-name="T17">09</text:span>/11/2013</text:p>
          </table:table-cell>
          <table:table-cell table:style-name="Tableau1.A2" office:value-type="string">
            <text:p text:style-name="Table_20_Contents">12/11/2013</text:p>
          </table:table-cell>
          <table:table-cell table:style-name="Tableau1.A2" office:value-type="string">
            <text:p text:style-name="P4"><text:span text:style-name="T18">11/11/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<text:span text:style-name="T18">PLONG</text:span></text:p>
          </table:table-cell>
          <table:table-cell table:style-name="Tableau1.A2" office:value-type="string">
            <text:p text:style-name="P4"><text:span text:style-name="T18">Introduction</text:span></text:p>
          </table:table-cell>
          <table:table-cell table:style-name="Tableau1.A2" office:value-type="string">
            <text:p text:style-name="P4"><text:span text:style-name="T18">11/11/2013</text:span></text:p>
          </table:table-cell>
          <table:table-cell table:style-name="Tableau1.A2" office:value-type="string">
            <text:p text:style-name="P4"><text:span text:style-name="T18">11/11/2013</text:span></text:p>
          </table:table-cell>
          <table:table-cell table:style-name="Tableau1.A2" office:value-type="string">
            <text:p text:style-name="P4"><text:span text:style-name="T18">11/11/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P4"><text:span text:style-name="T18">Rajouté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3:53:37</meta:creation-date>
    <dc:date>2013-11-11T16:34:45</dc:date>
    <dc:creator>rhinoceros </dc:creator>
    <meta:editing-duration>PT2H26M10S</meta:editing-duration>
    <meta:editing-cycles>37</meta:editing-cycles>
    <meta:generator>LibreOffice/4.0.2.2$Linux_X86_64 LibreOffice_project/400m0$Build-2</meta:generator>
    <meta:document-statistic meta:table-count="5" meta:image-count="0" meta:object-count="0" meta:page-count="3" meta:paragraph-count="133" meta:word-count="236" meta:character-count="1692" meta:non-whitespace-character-count="1588"/>
  </office:meta>
</office:document-meta>
</file>